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33c" officeooo:paragraph-rsid="001ad33c"/>
    </style:style>
    <style:style style:name="P2" style:family="paragraph" style:parent-style-name="Standard">
      <style:text-properties officeooo:rsid="001b1228" officeooo:paragraph-rsid="001b1228"/>
    </style:style>
    <style:style style:name="P3" style:family="paragraph" style:parent-style-name="Standard">
      <style:text-properties officeooo:rsid="001b1228" officeooo:paragraph-rsid="001b1228"/>
    </style:style>
    <style:style style:name="P4" style:family="paragraph" style:parent-style-name="Standard">
      <style:text-properties officeooo:rsid="001e0273" officeooo:paragraph-rsid="001e0273"/>
    </style:style>
    <style:style style:name="P5" style:family="paragraph" style:parent-style-name="Standard">
      <style:text-properties officeooo:rsid="001f5815" officeooo:paragraph-rsid="001f5815"/>
    </style:style>
    <style:style style:name="P6" style:family="paragraph" style:parent-style-name="Standard">
      <style:text-properties officeooo:rsid="001f6c6b" officeooo:paragraph-rsid="001f6c6b"/>
    </style:style>
    <style:style style:name="P7" style:family="paragraph" style:parent-style-name="Standard">
      <style:text-properties officeooo:rsid="00214cd3" officeooo:paragraph-rsid="00214cd3"/>
    </style:style>
    <style:style style:name="P8" style:family="paragraph" style:parent-style-name="Standard">
      <style:text-properties officeooo:rsid="00220462" officeooo:paragraph-rsid="00220462"/>
    </style:style>
    <style:style style:name="P9" style:family="paragraph" style:parent-style-name="Standard">
      <style:text-properties officeooo:rsid="0022e93b" officeooo:paragraph-rsid="0022e93b"/>
    </style:style>
    <style:style style:name="P10" style:family="paragraph" style:parent-style-name="Standard">
      <style:text-properties officeooo:rsid="0023fd79" officeooo:paragraph-rsid="0023fd79"/>
    </style:style>
    <style:style style:name="P11" style:family="paragraph" style:parent-style-name="Standard">
      <style:text-properties officeooo:rsid="00240732" officeooo:paragraph-rsid="00240732"/>
    </style:style>
    <style:style style:name="P12" style:family="paragraph" style:parent-style-name="Standard">
      <style:text-properties officeooo:rsid="00252f2c" officeooo:paragraph-rsid="00252f2c"/>
    </style:style>
    <style:style style:name="P13" style:family="paragraph" style:parent-style-name="Standard">
      <style:text-properties officeooo:rsid="00254b9e" officeooo:paragraph-rsid="00254b9e"/>
    </style:style>
    <style:style style:name="T1" style:family="text">
      <style:text-properties officeooo:rsid="00220462"/>
    </style:style>
    <style:style style:name="T2" style:family="text">
      <style:text-properties officeooo:rsid="0023fd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Wymagania UC informują o sposobie działania systemu. Powinny one realizować wymagania FEAT. Zestaw wymagań typu UC został przedstawiony poniżej.</text:p>
      <text:p text:style-name="P1"/>
      <text:p text:style-name="P1">UC1: Zaloguj się</text:p>
      <text:p text:style-name="P1">UC2: Wyloguj się</text:p>
      <text:p text:style-name="P1">UC3: Dodaj pracownika</text:p>
      <text:p text:style-name="P1">UC4: Nadaj prawa użytkownika</text:p>
      <text:p text:style-name="P1">UC5: Generuj raport z trasy</text:p>
      <text:p text:style-name="P1">UC6: Dodaj trasę</text:p>
      <text:p text:style-name="P1">UC7: Dodaj <text:span text:style-name="T2">pojazd</text:span></text:p>
      <text:p text:style-name="P1">UC8: Edytuj dane</text:p>
      <text:p text:style-name="P1">UC9: Kup bilet</text:p>
      <text:p text:style-name="P1">UC10: Wyświetl <text:span text:style-name="T1">listę </text:span>tras</text:p>
      <text:p text:style-name="P1">UC11: Pokaż szczegóły tras<text:span text:style-name="T1">y</text:span></text:p>
      <text:p text:style-name="P1">UC12: Przypisz samochód do pracownika</text:p>
      <text:p text:style-name="P1">UC13: Sprawdź stan naprawy samochodu</text:p>
      <text:p text:style-name="P2">UC14: Zleć naprawę samochodu</text:p>
      <text:p text:style-name="P2">UC15: Wyślij informacje o zakończonej naprawie</text:p>
      <text:p text:style-name="P4">UC16: Pokaż historię zakupów</text:p>
      <text:p text:style-name="P4">UC17: Pokaż historię reklamacji</text:p>
      <text:p text:style-name="P5">UC18: Wyświetl listę zarejestrowanych klientów</text:p>
      <text:p text:style-name="P6">UC19: Usuń konto klienta</text:p>
      <text:p text:style-name="P7">UC20: Dodaj ogłoszenie</text:p>
      <text:p text:style-name="P8">UC21: Zmień dane trasy</text:p>
      <text:p text:style-name="P8">UC22: Dodaj przystanek</text:p>
      <text:p text:style-name="P9">UC23: Usuń przystanek</text:p>
      <text:p text:style-name="P9">UC24: Usuń trasę</text:p>
      <text:p text:style-name="P10">UC25: Dodaj kurs</text:p>
      <text:p text:style-name="P10">UC26: Usuń kurs</text:p>
      <text:p text:style-name="P10">UC27: Usuń pojazd</text:p>
      <text:p text:style-name="P10">UC28: Wyświetl reklamacje klientów</text:p>
      <text:p text:style-name="P10">UC29: Wyślij wiadomość do klienta</text:p>
      <text:p text:style-name="P11">UC30: Pokaż szczegóły reklamacji</text:p>
      <text:p text:style-name="P12">UC31: Zgłos usterkę pojazdu</text:p>
      <text:p text:style-name="P13">UC32: Sprwadź przypisane prace naprawcze</text:p>
      <text:p text:style-name="P13">UC33: Pokaż historię prac naprawczych i usterek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25:50.953371470</meta:creation-date>
    <meta:generator>LibreOffice/6.0.7.3$Linux_X86_64 LibreOffice_project/00m0$Build-3</meta:generator>
    <dc:date>2019-03-24T21:18:02.535167546</dc:date>
    <meta:editing-duration>PT28M33S</meta:editing-duration>
    <meta:editing-cycles>12</meta:editing-cycles>
    <meta:document-statistic meta:table-count="0" meta:image-count="0" meta:object-count="0" meta:page-count="1" meta:paragraph-count="34" meta:word-count="148" meta:character-count="1008" meta:non-whitespace-character-count="893"/>
  </office:meta>
</office:document-meta>
</file>